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WW_29_">
      <style:text-properties fo:language="es" fo:country="AR"/>
    </style:style>
    <style:style style:name="P2" style:family="paragraph" style:parent-style-name="Standard_20__28_WW_29_">
      <style:text-properties fo:language="es" fo:country="AR" officeooo:rsid="0005866a" officeooo:paragraph-rsid="0005866a"/>
    </style:style>
    <style:style style:name="P3" style:family="paragraph" style:parent-style-name="Standard_20__28_WW_29_">
      <style:text-properties fo:language="es" fo:country="AR" officeooo:paragraph-rsid="0006d4aa"/>
    </style:style>
    <style:style style:name="P4" style:family="paragraph" style:parent-style-name="Standard_20__28_WW_29_">
      <style:text-properties fo:language="es" fo:country="AR" officeooo:paragraph-rsid="00077a17"/>
    </style:style>
    <style:style style:name="P5" style:family="paragraph" style:parent-style-name="Standard_20__28_WW_29_">
      <style:paragraph-properties fo:margin-left="0cm" fo:line-height="100%" fo:text-indent="0cm" style:auto-text-indent="false"/>
      <style:text-properties fo:language="es" fo:country="AR" officeooo:paragraph-rsid="000a48bc"/>
    </style:style>
    <style:style style:name="P6" style:family="paragraph" style:parent-style-name="Standard_20__28_WW_29_">
      <style:text-properties fo:language="es" fo:country="AR" officeooo:paragraph-rsid="000a48bc"/>
    </style:style>
    <style:style style:name="P7" style:family="paragraph" style:parent-style-name="Standard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8" style:family="paragraph" style:parent-style-name="Standard_20__28_WW_29_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9" style:family="paragraph" style:parent-style-name="Standard_20__28_WW_29_">
      <style:text-properties officeooo:rsid="0005866a" officeooo:paragraph-rsid="0005d6ee"/>
    </style:style>
    <style:style style:name="P10" style:family="paragraph" style:parent-style-name="Standard_20__28_WW_29_">
      <style:text-properties officeooo:paragraph-rsid="0005d6ee"/>
    </style:style>
    <style:style style:name="P11" style:family="paragraph" style:parent-style-name="Standard_20__28_WW_29_">
      <style:text-properties officeooo:paragraph-rsid="0006d4aa"/>
    </style:style>
    <style:style style:name="P12" style:family="paragraph" style:parent-style-name="Standard_20__28_WW_29_">
      <style:text-properties officeooo:rsid="0006d4aa" officeooo:paragraph-rsid="0006d4aa"/>
    </style:style>
    <style:style style:name="P13" style:family="paragraph" style:parent-style-name="Standard_20__28_WW_29_">
      <style:text-properties officeooo:rsid="00077a17" officeooo:paragraph-rsid="00077a17"/>
    </style:style>
    <style:style style:name="P14" style:family="paragraph" style:parent-style-name="Standard_20__28_WW_29_">
      <style:text-properties officeooo:paragraph-rsid="00077a17"/>
    </style:style>
    <style:style style:name="P15" style:family="paragraph" style:parent-style-name="Standard_20__28_WW_29_">
      <style:text-properties officeooo:rsid="000a48bc" officeooo:paragraph-rsid="000a48bc"/>
    </style:style>
    <style:style style:name="P16" style:family="paragraph" style:parent-style-name="Standard_20__28_WW_29_">
      <style:text-properties officeooo:paragraph-rsid="000a48bc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es" fo:country="AR" style:font-size-asian="12pt" style:font-size-complex="12pt"/>
    </style:style>
    <style:style style:name="P19" style:family="paragraph" style:parent-style-name="Standard">
      <style:paragraph-properties fo:margin-left="0cm" fo:line-height="100%" fo:text-indent="0cm" style:auto-text-indent="false"/>
      <style:text-properties style:font-name="Liberation Serif" fo:font-size="12pt" fo:language="es" fo:country="AR" officeooo:rsid="0006d4aa" officeooo:paragraph-rsid="0006d4aa" style:font-size-asian="12pt" style:font-size-complex="12pt"/>
    </style:style>
    <style:style style:name="P20" style:family="paragraph" style:parent-style-name="Standard">
      <style:text-properties fo:language="es" fo:country="AR"/>
    </style:style>
    <style:style style:name="P21" style:family="paragraph" style:parent-style-name="Standard_20__28_WW_29_">
      <style:text-properties fo:language="es" fo:country="AR" officeooo:rsid="0006d4aa" officeooo:paragraph-rsid="0006d4aa"/>
    </style:style>
    <style:style style:name="P22" style:family="paragraph" style:parent-style-name="Standard_20__28_WW_29_">
      <style:text-properties fo:language="es" fo:country="AR" officeooo:rsid="0006d4aa" officeooo:paragraph-rsid="00077a17"/>
    </style:style>
    <style:style style:name="P23" style:family="paragraph" style:parent-style-name="Standard_20__28_WW_29_">
      <style:text-properties fo:language="es" fo:country="AR" officeooo:rsid="0006d4aa" officeooo:paragraph-rsid="000f7df2"/>
    </style:style>
    <style:style style:name="P24" style:family="paragraph" style:parent-style-name="Standard_20__28_WW_29_">
      <style:text-properties fo:language="es" fo:country="AR" officeooo:rsid="0006d4aa" officeooo:paragraph-rsid="000f8ea5"/>
    </style:style>
    <style:style style:name="P25" style:family="paragraph" style:parent-style-name="Standard_20__28_WW_29_">
      <style:text-properties fo:language="es" fo:country="AR" officeooo:paragraph-rsid="000f7df2"/>
    </style:style>
    <style:style style:name="P26" style:family="paragraph" style:parent-style-name="Standard_20__28_WW_29_">
      <style:text-properties fo:language="es" fo:country="AR" officeooo:rsid="000f7df2" officeooo:paragraph-rsid="000f7df2"/>
    </style:style>
    <style:style style:name="P27" style:family="paragraph" style:parent-style-name="Standard_20__28_WW_29_">
      <style:text-properties fo:language="es" fo:country="AR" officeooo:rsid="000f7df2" officeooo:paragraph-rsid="000f8ea5"/>
    </style:style>
    <style:style style:name="P28" style:family="paragraph" style:parent-style-name="Standard_20__28_WW_29_">
      <style:text-properties fo:language="es" fo:country="AR" officeooo:paragraph-rsid="000f8ea5"/>
    </style:style>
    <style:style style:name="P29" style:family="paragraph" style:parent-style-name="Standard_20__28_WW_29_">
      <style:text-properties officeooo:rsid="000a48bc" officeooo:paragraph-rsid="000a48bc"/>
    </style:style>
    <style:style style:name="P30" style:family="paragraph" style:parent-style-name="Standard_20__28_WW_29_">
      <style:text-properties officeooo:rsid="000a48bc" officeooo:paragraph-rsid="000dbcd2"/>
    </style:style>
    <style:style style:name="P31" style:family="paragraph" style:parent-style-name="Standard_20__28_WW_29_">
      <style:text-properties officeooo:rsid="000a48bc" officeooo:paragraph-rsid="000f8ea5"/>
    </style:style>
    <style:style style:name="P32" style:family="paragraph" style:parent-style-name="Standard_20__28_WW_29_">
      <style:text-properties officeooo:rsid="000a48bc" officeooo:paragraph-rsid="0012300b"/>
    </style:style>
    <style:style style:name="P33" style:family="paragraph" style:parent-style-name="Standard_20__28_WW_29_">
      <style:text-properties officeooo:rsid="000a48bc" officeooo:paragraph-rsid="0013407b"/>
    </style:style>
    <style:style style:name="P34" style:family="paragraph" style:parent-style-name="Standard_20__28_WW_29_">
      <style:text-properties officeooo:paragraph-rsid="000dbcd2"/>
    </style:style>
    <style:style style:name="P35" style:family="paragraph" style:parent-style-name="Standard_20__28_WW_29_">
      <style:text-properties officeooo:rsid="000f7df2"/>
    </style:style>
    <style:style style:name="P36" style:family="paragraph" style:parent-style-name="Standard_20__28_WW_29_">
      <style:text-properties officeooo:paragraph-rsid="000f8ea5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05866a"/>
    </style:style>
    <style:style style:name="T3" style:family="text">
      <style:text-properties fo:language="es" fo:country="AR" officeooo:rsid="0005d6ee"/>
    </style:style>
    <style:style style:name="T4" style:family="text">
      <style:text-properties fo:language="es" fo:country="AR" officeooo:rsid="0006d4aa"/>
    </style:style>
    <style:style style:name="T5" style:family="text">
      <style:text-properties fo:language="es" fo:country="AR" officeooo:rsid="000f8ea5"/>
    </style:style>
    <style:style style:name="T6" style:family="text">
      <style:text-properties fo:language="es" fo:country="AR" officeooo:rsid="0012300b"/>
    </style:style>
    <style:style style:name="T7" style:family="text">
      <style:text-properties fo:language="es" fo:country="AR" officeooo:rsid="0013407b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5866a"/>
    </style:style>
    <style:style style:name="T11" style:family="text">
      <style:text-properties officeooo:rsid="0005d6ee"/>
    </style:style>
    <style:style style:name="T12" style:family="text">
      <style:text-properties officeooo:rsid="0006d4a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05866a"/>
    </style:style>
    <style:style style:name="T15" style:family="text">
      <style:text-properties officeooo:rsid="00077a17"/>
    </style:style>
    <style:style style:name="T16" style:family="text">
      <style:text-properties officeooo:rsid="000978db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6d4aa" style:font-size-asian="12pt" style:font-size-complex="12pt"/>
    </style:style>
    <style:style style:name="T19" style:family="text">
      <style:text-properties officeooo:rsid="000a48bc"/>
    </style:style>
    <style:style style:name="T20" style:family="text">
      <style:text-properties officeooo:rsid="000acfa1"/>
    </style:style>
    <style:style style:name="T21" style:family="text">
      <style:text-properties officeooo:rsid="000dbcd2"/>
    </style:style>
    <style:style style:name="T22" style:family="text">
      <style:text-properties officeooo:rsid="000f7df2"/>
    </style:style>
    <style:style style:name="T23" style:family="text">
      <style:text-properties officeooo:rsid="000f8ea5"/>
    </style:style>
    <style:style style:name="T24" style:family="text">
      <style:text-properties officeooo:rsid="00107cf3"/>
    </style:style>
    <style:style style:name="T25" style:family="text">
      <style:text-properties officeooo:rsid="0012300b"/>
    </style:style>
    <style:style style:name="T26" style:family="text">
      <style:text-properties officeooo:rsid="00134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Casos de Prueba - Sprint 4</text:span><text:span text:style-name="T1"/></text:p>
      <text:p text:style-name="P18">Preguntas Frecuentes/Soporte:</text:p>
      <text:p text:style-name="P6"><text:span text:style-name="T9">id:</text:span> 1<text:line-break/><text:span text:style-name="T9">Título</text:span>: ¿Cómo puedo usar la aplicación?<text:line-break/><text:span text:style-name="T9">Descripción</text:span>: Que nos muestre información acerca de cómo usar la aplicación <text:line-break/><text:span text:style-name="T9">Precondiciones + Postcondiciones</text:span>: <text:span text:style-name="T19">Estar en la pantalla de preguntas frecuentes</text:span><text:line-break/><text:line-break/><text:span text:style-name="T9">Pasos a seguir</text:span>:</text:p>
      <text:p text:style-name="P7"><text:span text:style-name="T13">1 – Ingresar el nombre de usuario (“root”)<text:line-break/>2 – Ingresar la contraseña del usuario root (“root”)<text:line-break/>3 – Apretar </text:span><text:span text:style-name="T14">en el </text:span><text:span text:style-name="T13">botón “Comenzar”</text:span></text:p>
      <text:p text:style-name="P19">4_Estar en la pantalla principal</text:p>
      <text:p text:style-name="P8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5"><text:span text:style-name="T18">7</text:span><text:span text:style-name="T17">_Apretamos en el botón llamado “¿Cómo puedo usar la aplicación?”.</text:span><text:line-break/><text:span text:style-name="T9">Resultado esperado</text:span>: <text:span text:style-name="T20">S</text:span>e despliega un texto que dice “Para usar la aplicación”, solo tiene que iniciar sesión y explorar las funcionalidades disponibles en la pantalla principal.” el cual nos ayuda a comprender como utilizar la aplicación<text:line-break/><text:span text:style-name="T9">Prioridad</text:span>: Media<text:line-break/><text:line-break/><text:span text:style-name="T9">id</text:span>: 2<text:line-break/><text:span text:style-name="T9">Título</text:span>: ¿Es necesario Registrarse?<text:line-break/><text:span text:style-name="T9">Descripción</text:span>: Que nos muestre información acerca de si hay necesidad de registrarse a la aplicación para poder acceder a la misma.<text:line-break/><text:span text:style-name="T9">Precondiciones + Postcondiciones</text:span>:<text:span text:style-name="T19">Estar en la pantalla de preguntas frecuentes</text:span> <text:line-break/><text:span text:style-name="T9">Pasos a seguir</text:span>: <text:line-break/>1 – Ingresar el nombre de usuario (“root”)<text:line-break/>2 – Ingresar la contraseña del usuario root (“root”)<text:line-break/>3 – Apretar <text:span text:style-name="T10">en el </text:span>botón “Comenzar”</text:p>
      <text:p text:style-name="P21">4_Estar en la pantalla principal</text:p>
      <text:p text:style-name="P3"><text:span text:style-name="T12">5_Apretar el botón del menú desplegable</text:span><text:line-break/><text:span text:style-name="T16">6</text:span>- <text:span text:style-name="T10">Apretar</text:span> el botón de “<text:span text:style-name="T12">Ayuda</text:span>”<text:line-break/><text:span text:style-name="T16">7</text:span> - Apretamos en el botón llamado “¿Es necesario Registrarse?”</text:p>
      <text:p text:style-name="P2"><text:span text:style-name="T9">Resultado Esperado</text:span>: <text:s/>se despliega un texto que dice “Si es necesario Registrarse, solo tiene que registrarse con un correo electrónico o nombre de usuario y una contraseña, una vez que haya hecho esto, ya tendrá su cuenta para la aplicación.</text:p>
      <text:p text:style-name="P2"><text:span text:style-name="T9">Prioridad</text:span>: Media</text:p>
      <text:p text:style-name="P1"/>
      <text:p text:style-name="Standard_20__28_WW_29_"><text:span text:style-name="T9">id</text:span>: 3</text:p>
      <text:p text:style-name="Standard_20__28_WW_29_"><text:span text:style-name="T9">Título</text:span>: ¿Dónde puedo encontrar mi perfil?</text:p>
      <text:p text:style-name="Standard_20__28_WW_29_"><text:span text:style-name="T9">Descripción</text:span>: Que nos muestre información acerca de cómo podemos encontrar nuestro perfil.</text:p>
      <text:p text:style-name="P16"><text:span text:style-name="T9">Precondiciones</text:span> + <text:span text:style-name="T9">Postcondicione</text:span>s: <text:span text:style-name="T19">Estar en la pantalla de preguntas frecuentes.</text:span></text:p>
      <text:p text:style-name="Standard_20__28_WW_29_"><text:span text:style-name="T8">Pasos a seguir</text:span>: </text:p>
      <text:p text:style-name="P3"><text:soft-page-break/>1 – Ingresar el nombre de usuario (“root”)<text:line-break/>2 – Ingresar la contraseña del usuario root (“root”)<text:line-break/>3 – Apretar en el botón “Comenzar”</text:p>
      <text:p text:style-name="P21">4_Estar en la pantalla principal</text:p>
      <text:p text:style-name="P3"><text:span text:style-name="T12">5_Apretar el botón del menú desplegable</text:span><text:line-break/><text:span text:style-name="T12">6</text:span>- Apretar el botón de “<text:span text:style-name="T12">Ayuda</text:span>”</text:p>
      <text:p text:style-name="Standard_20__28_WW_29_"><text:span text:style-name="T12">7</text:span><text:span text:style-name="T10">_</text:span>Apretamos en el botón llamado “¿Dónde puedo encontrar mi perfil?”</text:p>
      <text:p text:style-name="P10"><text:span text:style-name="T9">Resultado esperado</text:span>: <text:span text:style-name="T11">S</text:span><text:span text:style-name="T2">e despliega un texto que dice “</text:span><text:span text:style-name="T3">En que sitio podría encontrar nuestro perfil”. Sin embargo p</text:span>uedes encontrar tu perfil en la pestaña “Perfil” en la esquina inferior derecha de la pantalla.</text:p>
      <text:p text:style-name="Standard_20__28_WW_29_"><text:span text:style-name="T9">Prioridad</text:span>: <text:span text:style-name="T10">Media</text:span></text:p>
      <text:p text:style-name="P20" loext:marker-style-name="T1"/>
      <text:p text:style-name="Standard_20__28_WW_29_"><text:span text:style-name="T9">id</text:span>: 4</text:p>
      <text:p text:style-name="Standard_20__28_WW_29_"><text:span text:style-name="T9">Título</text:span>: ¿Cómo restablezco mi contraseña?</text:p>
      <text:p text:style-name="Standard_20__28_WW_29_"><text:span text:style-name="T9">Descripción</text:span>: Que nos muestre información acerca de cómo restablecemos nuestra contraseña en el caso que se nos olvide.</text:p>
      <text:p text:style-name="P16"><text:span text:style-name="T9">Precondiciones</text:span> + <text:span text:style-name="T9">Postcondicione</text:span>s: <text:span text:style-name="T19">Estar en la pantalla de preguntas frecuentes.</text:span></text:p>
      <text:p text:style-name="P10"><text:span text:style-name="T8">Pasos a seguir</text:span>:</text:p>
      <text:p text:style-name="P3">1 – Ingresar el nombre de usuario (“root”)<text:line-break/>2 – Ingresar la contraseña del usuario root (“root”)<text:line-break/>3 – Apretar en el botón “Comenzar”</text:p>
      <text:p text:style-name="P10"><text:s/><text:span text:style-name="T12">4</text:span><text:span text:style-name="T10">_Estar en la pantalla principal</text:span></text:p>
      <text:p text:style-name="P12">5_Apretar el botón del menú desplegable</text:p>
      <text:p text:style-name="P9"><text:span text:style-name="T12">6</text:span>_Apretar el botón <text:span text:style-name="T12">llamado “Ayuda”</text:span></text:p>
      <text:p text:style-name="P10"><text:span text:style-name="T12">7</text:span><text:span text:style-name="T10">_Estar en la pantalla de preguntas frecuentes </text:span></text:p>
      <text:p text:style-name="Standard_20__28_WW_29_"><text:span text:style-name="T12">8</text:span>_Apretamos en el botón llamado” ¿Cómo restablezco mi contraseña?”</text:p>
      <text:p text:style-name="P10"><text:span text:style-name="T9">Resultado esperado</text:span>: <text:span text:style-name="T11">S</text:span><text:span text:style-name="T2">e despliega un texto que dice “</text:span><text:span text:style-name="T3">Como puede restablecer mi contraseña”.Sin embargo, p</text:span>uedes restablecer tu contraseña desde la pantalla de inicio de sesión, seleccionando la opción “Olvide mi contraseña”.</text:p>
      <text:p text:style-name="Standard_20__28_WW_29_"><text:span text:style-name="T9">Prioridad</text:span>: <text:span text:style-name="T11">Media</text:span></text:p>
      <text:p text:style-name="P20" loext:marker-style-name="T1"/>
      <text:p text:style-name="Standard_20__28_WW_29_"><text:span text:style-name="T9">id</text:span>: 5</text:p>
      <text:p text:style-name="Standard_20__28_WW_29_"><text:span text:style-name="T9">Título</text:span>: ¿Cómo contacto con soporte?</text:p>
      <text:p text:style-name="Standard_20__28_WW_29_"><text:span text:style-name="T9">Descripción</text:span>: Que nos muestre información acerca de cómo contactamos con soporte.</text:p>
      <text:p text:style-name="P16"><text:span text:style-name="T9">Precondiciones</text:span> + <text:span text:style-name="T9">Postcondicione</text:span>s: <text:span text:style-name="T19">Estar en la pantalla de preguntas frecuentes</text:span></text:p>
      <text:p text:style-name="Standard_20__28_WW_29_"><text:span text:style-name="T8">Pasos a seguir</text:span>: </text:p>
      <text:p text:style-name="P3">1 – Ingresar el nombre de usuario (“root”)<text:line-break/>2 – Ingresar la contraseña del usuario root (“root”)<text:line-break/>3 – Apretar <text:span text:style-name="T10">en el </text:span>botón “Comenzar”</text:p>
      <text:p text:style-name="P21">4_Estar en la pantalla principal</text:p>
      <text:p text:style-name="P3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Standard_20__28_WW_29_"><text:span text:style-name="T12">7</text:span>_Apretamos en el botón llamado “¿Cómo contacto con soporte?”</text:p>
      <text:p text:style-name="P11"><text:span text:style-name="T9">Resultado esperado</text:span>: <text:span text:style-name="T11">S</text:span><text:span text:style-name="T2">e despliega un texto que dice “</text:span><text:span text:style-name="T3">Como </text:span><text:span text:style-name="T4">puedo contactar al soporte</text:span><text:span text:style-name="T3">”. </text:span><text:span text:style-name="T4">Sin embargo p</text:span>ara contactar con soporte, dirígete a la sección “<text:span text:style-name="T19">Ayuda</text:span>” <text:span text:style-name="T19">apretando el botón</text:span> <text:soft-page-break/><text:span text:style-name="T19">d</text:span>el menú principal. <text:span text:style-name="T19">Una vez que estamos en la pagina de “</text:span><text:span text:style-name="T20">P</text:span><text:span text:style-name="T19">reguntas Frecuentes” <text:s/>y apr</text:span><text:span text:style-name="T20">i</text:span><text:span text:style-name="T19">eta el botón con flecha de color blanca en dirección hacia abajo </text:span><text:span text:style-name="T20">ubicado en una esquina derecha inferior y nos aparecerá la ventana </text:span>“Contactar con <text:span text:style-name="T20">S</text:span>oporte”.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6</text:p>
      <text:p text:style-name="Standard_20__28_WW_29_"><text:span text:style-name="T9">Título</text:span>: Contactar con soporte</text:p>
      <text:p text:style-name="Standard_20__28_WW_29_"><text:span text:style-name="T9">Descripción</text:span>: Una vez apretamos el botón con la flech<text:span text:style-name="T26">a</text:span>, que nos muestre un espacio o lugar de texto para escribir cualquier consulta o pregunta frecuente al soporte.</text:p>
      <text:p text:style-name="Standard_20__28_WW_29_"><text:span text:style-name="T9">Precondiciones</text:span> + <text:span text:style-name="T9">Postcondicione</text:span>s: <text:span text:style-name="T19">Estar en la pantalla de preguntas frecuentes</text:span></text:p>
      <text:p text:style-name="Standard_20__28_WW_29_"><text:span text:style-name="T8">Pasos a seguir</text:span>: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22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Standard_20__28_WW_29_"><text:span text:style-name="T15">7</text:span>_Apretamos en el botón con un símbolo de flecha hacia debajo de color blanca con fondo negro.</text:p>
      <text:p text:style-name="P13">8_Estaremos en una ventana de “Contactar <text:span text:style-name="T16">con</text:span> Soporte”</text:p>
      <text:p text:style-name="Standard_20__28_WW_29_"><text:span text:style-name="T16">9</text:span>_Escribir la consulta o pregunta que tengamos al soporte en el espacio llamado “Escribe tu consulta aquí…”</text:p>
      <text:p text:style-name="Standard_20__28_WW_29_"><text:span text:style-name="T9">Resultado esperado</text:span>: <text:span text:style-name="T16">Una vez que nos aparece la ventana de “Contactar con Soporte”, realizar nuestra consulta escribiéndola en el espacio de texto.</text:span>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7</text:p>
      <text:p text:style-name="Standard_20__28_WW_29_"><text:span text:style-name="T9">Título</text:span>: Botón de enviar al soporte</text:p>
      <text:p text:style-name="Standard_20__28_WW_29_"><text:span text:style-name="T9">Descripción</text:span>: Que nos envíe la consulta o pregunta frecuente que tengamos al soporte.</text:p>
      <text:p text:style-name="Standard_20__28_WW_29_"><text:span text:style-name="T9">Precondiciones</text:span> + <text:span text:style-name="T9">Postcondicione</text:span>s: <text:span text:style-name="T16">Que llegue a destino nuestra consulta</text:span></text:p>
      <text:p text:style-name="Standard_20__28_WW_29_"><text:span text:style-name="T8">Pasos a seguir</text:span>: 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22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14"><text:span text:style-name="T15">7</text:span>_Apretamos en el botón con un símbolo de flecha hacia debajo de color blanca con fondo negro.</text:p>
      <text:p text:style-name="P13">8_Estaremos en una ventana de “Contactar Soporte”</text:p>
      <text:p text:style-name="P14"><text:span text:style-name="T16">9</text:span>_Escribir la consulta o pregunta que tengamos al soporte en el espacio llamado “Escribe tu consulta aquí…”</text:p>
      <text:p text:style-name="Standard_20__28_WW_29_"><text:span text:style-name="T16">10</text:span>_<text:span text:style-name="T15">Una vez que escribimos nuestra consulta, a</text:span>pretamos el botón llamado “Enviar” de color blanco con fondo negro.</text:p>
      <text:p text:style-name="Standard_20__28_WW_29_"><text:span text:style-name="T9">Resultado esperado</text:span>: <text:span text:style-name="T19">Una vez que enviamos nuestra consulta al soporte,abrir la terminal del ordenador y visualizar q</text:span>ue nos <text:span text:style-name="T19">aparezca dicha</text:span> consulta que hayamos escrito, es decir que nos aparezca “LOG Mensaje: <text:span text:style-name="T19">Y la C</text:span>onsulta previamente escrita”.</text:p>
      <text:p text:style-name="Standard_20__28_WW_29_"><text:soft-page-break/><text:span text:style-name="T9">Prioridad</text:span>: <text:span text:style-name="T11">Media </text:span></text:p>
      <text:p text:style-name="Standard_20__28_WW_29_"/>
      <text:p text:style-name="Standard_20__28_WW_29_"><text:span text:style-name="T9">id</text:span>: 8</text:p>
      <text:p text:style-name="Standard_20__28_WW_29_"><text:span text:style-name="T9">Título</text:span>: Botón de minimizar “<text:span text:style-name="T16">C</text:span>ontactar con Soporte”</text:p>
      <text:p text:style-name="Standard_20__28_WW_29_"><text:span text:style-name="T9">Descripción</text:span>: Que nos envíe la consulta o pregunta frecuente que tengamos al soporte. </text:p>
      <text:p text:style-name="Standard_20__28_WW_29_"><text:span text:style-name="T9">Precondiciones</text:span> + <text:span text:style-name="T9">Postcondicione</text:span>s: <text:span text:style-name="T16">Que no aparezca la ventana de “Contactar con Soporte”</text:span></text:p>
      <text:p text:style-name="Standard_20__28_WW_29_"><text:span text:style-name="T8">Pasos a seguir</text:span>: 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22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14"><text:span text:style-name="T15">7</text:span>_Apretamos en el botón con un símbolo de flecha hacia debajo de color blanca con fondo negro.</text:p>
      <text:p text:style-name="P13">8_Estaremos en una ventana de “Contactar con Soporte”</text:p>
      <text:p text:style-name="Standard_20__28_WW_29_"><text:span text:style-name="T15">9</text:span>_Apretamos en el botón con símbolo de flecha hacia arriba de color negro.</text:p>
      <text:p text:style-name="P14"><text:span text:style-name="T9">Resultado esperado</text:span>:<text:span text:style-name="T15">Una vez que nos aparece la ventana de “Contactar con Soporte” y estamos en la misma, al tocar </text:span>el botón con símbolo de flecha hacia arriba de color negro <text:span text:style-name="T15">que nos cierre o nos minimice dicha ventana.</text:span></text:p>
      <text:p text:style-name="Standard_20__28_WW_29_"><text:span text:style-name="T9">Prioridad</text:span>: <text:span text:style-name="T11">Media</text:span></text:p>
      <text:p text:style-name="P35"/>
      <text:p text:style-name="P15"><text:span text:style-name="T9">id</text:span>: <text:span text:style-name="T22">9</text:span></text:p>
      <text:p text:style-name="P15"><text:span text:style-name="T9">Titulo</text:span>: <text:span text:style-name="T23">Botón </text:span><text:span text:style-name="T22">Menú de hamburguesa despliegue. </text:span></text:p>
      <text:p text:style-name="P15"><text:span text:style-name="T9">Descripción</text:span>: <text:span text:style-name="T22">Que se despliegue una serie de botones. </text:span></text:p>
      <text:p text:style-name="P15"><text:span text:style-name="T9">Pasos a seguir</text:span>:</text:p>
      <text:p text:style-name="P25">1 – Ingresar el nombre de usuario (“root”)<text:line-break/>2 – Ingresar la contraseña del usuario root (“root”)<text:line-break/>3 – Apretar <text:span text:style-name="T10">en el </text:span>botón “Comenzar”</text:p>
      <text:p text:style-name="P23">4_Estar en la pantalla principal</text:p>
      <text:p text:style-name="P25"><text:span text:style-name="T12">5_Apretar el botón del menú desplegable</text:span></text:p>
      <text:p text:style-name="P15"><text:span text:style-name="T9">Resultado esperado</text:span>: <text:span text:style-name="T22">Una vez que estamos en la pantalla principal, al tocar el botón que nos despliegue una serie de botones, en este caso, 3 botones</text:span></text:p>
      <text:p text:style-name="P15"><text:span text:style-name="T9">Prioridad</text:span>: <text:span text:style-name="T25">Media</text:span></text:p>
      <text:p text:style-name="Standard_20__28_WW_29_"/>
      <text:p text:style-name="P30"><text:span text:style-name="T9">id</text:span>: <text:span text:style-name="T21">10</text:span></text:p>
      <text:p text:style-name="P30"><text:span text:style-name="T9">Titulo</text:span>: Botón <text:span text:style-name="T23">1</text:span> del Menú <text:span text:style-name="T26">hamburguesa</text:span> desplegable</text:p>
      <text:p text:style-name="P30"><text:span text:style-name="T9">Descripción</text:span>: <text:span text:style-name="T23">Q</text:span><text:span text:style-name="T22">ue nos permita navegar </text:span><text:span text:style-name="T23">en el apartado de preguntas frecuentes/soporte</text:span></text:p>
      <text:p text:style-name="P30"><text:span text:style-name="T9">Pasos a seguir</text:span>:</text:p>
      <text:p text:style-name="P25">1 – Ingresar el nombre de usuario (“root”)<text:line-break/>2 – Ingresar la contraseña del usuario root (“root”)<text:line-break/>3 – Apretar <text:span text:style-name="T10">en el </text:span>botón “Comenzar”</text:p>
      <text:p text:style-name="P23">4_Estar en la pantalla principal</text:p>
      <text:p text:style-name="P25"><text:span text:style-name="T12">5_Apretar el botón del </text:span><text:span text:style-name="T26">M</text:span><text:span text:style-name="T12">enú </text:span><text:span text:style-name="T26">de hamburguesa</text:span><text:span text:style-name="T12"> desplegable</text:span></text:p>
      <text:p text:style-name="P26">6_Apretar el botón llamado “<text:span text:style-name="T25">Preguntas Frecuentes</text:span>”</text:p>
      <text:p text:style-name="P30"><text:soft-page-break/><text:span text:style-name="T9">Resultado esperado</text:span>:<text:span text:style-name="T23">Una vez que estemos en la pantalla principal y ya apretamos el menú desplegable que esta ubicado en la parte superior del lado izquierdo, </text:span><text:span text:style-name="T26">tendremos que apretar el botón llamado “Preguntas Frecuentes” que nos aparece en dicha ventana desplegable del menú.</text:span></text:p>
      <text:p text:style-name="P30"><text:span text:style-name="T9">Prioridad</text:span>: <text:span text:style-name="T25">Media.</text:span></text:p>
      <text:p text:style-name="P34"/>
      <text:p text:style-name="P31"><text:span text:style-name="T9">id</text:span>: <text:span text:style-name="T21">1</text:span><text:span text:style-name="T23">1</text:span></text:p>
      <text:p text:style-name="P31"><text:span text:style-name="T9">Titulo</text:span>: Botón <text:span text:style-name="T23">2</text:span> del Menú <text:span text:style-name="T26">hamburguesa </text:span>desplegable.</text:p>
      <text:p text:style-name="P31"><text:span text:style-name="T9">Descripción</text:span>:<text:span text:style-name="T24">Q</text:span><text:span text:style-name="T22">ue nos permita navegar por la aplicación</text:span></text:p>
      <text:p text:style-name="P31"><text:span text:style-name="T9">Pasos a seguir</text:span>:</text:p>
      <text:p text:style-name="P28">1 – Ingresar el nombre de usuario (“root”)<text:line-break/>2 – Ingresar la contraseña del usuario root (“root”)<text:line-break/>3 – Apretar <text:span text:style-name="T10">en el </text:span>botón “Comenzar”</text:p>
      <text:p text:style-name="P24">4_Estar en la pantalla principal</text:p>
      <text:p text:style-name="P28"><text:span text:style-name="T12">5_Apretar el botón del menú desplegable</text:span></text:p>
      <text:p text:style-name="P27">6_Apretar el botón llamado “<text:span text:style-name="T25">Menú Principal</text:span>”</text:p>
      <text:p text:style-name="P32"><text:span text:style-name="T9">Resultado esperado</text:span>:<text:span text:style-name="T23">Una vez que estemos en la pantalla principal y ya apretamos el menú desplegable que esta ubicado en la parte superior del lado izquierdo, </text:span><text:span text:style-name="T25">lo que haremos es apretar el botón llamado “Menú Principal” para que no direccione a la pantalla principal</text:span></text:p>
      <text:p text:style-name="P31"><text:span text:style-name="T9">Prioridad</text:span>: <text:span text:style-name="T25">Media.</text:span></text:p>
      <text:p text:style-name="P34"/>
      <text:p text:style-name="P31"><text:span text:style-name="T9">id</text:span>: <text:span text:style-name="T21">1</text:span><text:span text:style-name="T23">2</text:span></text:p>
      <text:p text:style-name="P31"><text:span text:style-name="T9">Titulo</text:span>: Botón <text:span text:style-name="T23">3</text:span> del Menú <text:span text:style-name="T26">hamburguesa </text:span>desplegable.</text:p>
      <text:p text:style-name="P31"><text:span text:style-name="T9">Descripción</text:span>:<text:span text:style-name="T24">Q</text:span><text:span text:style-name="T22">ue nos permita navegar por la aplicación.</text:span></text:p>
      <text:p text:style-name="P31"><text:span text:style-name="T9">Pasos a seguir</text:span>:</text:p>
      <text:p text:style-name="P28">1 – Ingresar el nombre de usuario (“root”).<text:line-break/>2 – Ingresar la contraseña del usuario root (“root”).<text:line-break/>3 – Apretar <text:span text:style-name="T10">en el </text:span>botón “Comenzar”.</text:p>
      <text:p text:style-name="P24">4_Estar en la pantalla principal.</text:p>
      <text:p text:style-name="P28"><text:span text:style-name="T12">5_Apretar el botón del menú desplegable.</text:span></text:p>
      <text:p text:style-name="P27">6_Apretar el botón llamado “<text:span text:style-name="T25">Opción 3</text:span> ”.</text:p>
      <text:p text:style-name="P33"><text:span text:style-name="T9">Resultado esperado</text:span>: <text:span text:style-name="T23">Una vez que estemos en la pantalla principal y ya apretamos el menú desplegable que esta ubicado en la parte superior del lado izquierdo, </text:span><text:span text:style-name="T25">lo que haremos es apretar el botón llamado</text:span></text:p>
      <text:p text:style-name="P31"><text:span text:style-name="T9">Prioridad</text:span>: <text:span text:style-name="T25">Media.</text:span></text:p>
      <text:p text:style-name="P31"/>
      <text:p text:style-name="P31"><text:span text:style-name="T9">id</text:span>: <text:span text:style-name="T21">1</text:span><text:span text:style-name="T23">3</text:span></text:p>
      <text:p text:style-name="P31"><text:span text:style-name="T9">Titulo</text:span>: <text:span text:style-name="T23">Botón Menú de hamburguesa minimizar con </text:span><text:span text:style-name="T26">una </text:span><text:span text:style-name="T23">X.</text:span></text:p>
      <text:p text:style-name="P31"><text:span text:style-name="T9">Descripción</text:span>: <text:span text:style-name="T25">Que nos minimice la ventana desplegable con la serie de botones completa. </text:span></text:p>
      <text:p text:style-name="P31"><text:span text:style-name="T9">Pasos a seguir</text:span>:</text:p>
      <text:p text:style-name="P28">1 – Ingresar el nombre de usuario (“root”).<text:line-break/>2 – Ingresar la contraseña del usuario root (“root”).<text:line-break/>3 – Apretar <text:span text:style-name="T10">en el </text:span>botón “Comenzar”.</text:p>
      <text:p text:style-name="P24">4_Estar en la pantalla principal.</text:p>
      <text:p text:style-name="P28"><text:span text:style-name="T12">5_Apretar el botón del menú desplegable.</text:span></text:p>
      <text:p text:style-name="P27">6_<text:span text:style-name="T23">Apretar el botón que nos aparece en la parte superior ubicado a la derecha de la ventana desplegable.</text:span></text:p>
      <text:p text:style-name="P31"><text:soft-page-break/><text:span text:style-name="T9">Resultado esperado</text:span>:<text:span text:style-name="T23">Una vez que estemos en la pantalla principal y ya apretamos el menú desplegable que esta ubicado en la parte superior del lado izquierdo, tendremos que apretar el botón </text:span><text:span text:style-name="T5">que nos aparece en la parte superior ubicado a la derecha de la ventana. Desplegable </text:span><text:span text:style-name="T6">con el símbolo o carácter “X” </text:span><text:span text:style-name="T7">de color negro,</text:span><text:span text:style-name="T6"> para </text:span><text:span text:style-name="T7">que </text:span><text:span text:style-name="T6">nos cierre la ventana desplegable completa.</text:span></text:p>
      <text:p text:style-name="P31"><text:span text:style-name="T9">Prioridad</text:span>: <text:span text:style-name="T25">Baja.</text:span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1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modore</meta:initial-creator>
    <meta:editing-cycles>10</meta:editing-cycles>
    <meta:print-date>2024-08-05T01:16:00</meta:print-date>
    <meta:creation-date>2024-08-04T23:51:00</meta:creation-date>
    <dc:date>2024-08-20T19:10:49.768076902</dc:date>
    <meta:editing-duration>PT1H56M37S</meta:editing-duration>
    <meta:generator>LibreOffice/24.2.5.2$Linux_X86_64 LibreOffice_project/420$Build-2</meta:generator>
    <meta:document-statistic meta:table-count="0" meta:image-count="0" meta:object-count="0" meta:page-count="6" meta:paragraph-count="135" meta:word-count="1635" meta:character-count="10393" meta:non-whitespace-character-count="8836"/>
    <meta:user-defined meta:name="AppVersion">16.0000</meta:user-defined>
    <meta:template xlink:type="simple" xlink:actuate="onRequest" xlink:title="Normal" xlink:href=""/>
  </office:meta>
</office:document-meta>
</file>